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Bitstream Charter1"/>
    </style:style>
    <style:style style:name="P2" style:family="paragraph" style:parent-style-name="Standard">
      <style:text-properties style:font-name="Webdings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Heading_20_1" style:list-style-name="Numbering_20_1"/>
    <style:style style:name="P9" style:family="paragraph" style:parent-style-name="Heading_20_1" style:list-style-name="Numbering_20_1">
      <style:paragraph-properties fo:margin-top="0.423cm" fo:margin-bottom="0.212cm" fo:keep-with-next="always"/>
      <style:text-properties style:font-name="Arial" style:font-name-asian="WenQuanYi Zen Hei" style:font-name-complex="Lohit Hindi"/>
    </style:style>
    <style:style style:name="P10" style:family="paragraph" style:parent-style-name="Heading_20_2" style:list-style-name="Numbering_20_2"/>
    <style:style style:name="P11" style:family="paragraph" style:parent-style-name="Heading_20_2" style:list-style-name="Numbering_20_2">
      <style:paragraph-properties fo:margin-top="0.423cm" fo:margin-bottom="0.212cm" fo:keep-with-next="always"/>
      <style:text-properties style:font-name="Arial" style:font-name-asian="WenQuanYi Zen Hei" style:font-name-complex="Lohit Hindi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JENDRIX </text:p>
      <text:p text:style-name="Standard"/>
      <text:p text:style-name="Standard"/>
      <text:p text:style-name="Standard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5"><text:a xlink:type="simple" xlink:href="#__RefHeading__105_1895447346" text:style-name="Index_20_Link" text:visited-style-name="Index_20_Link"><text:s/>I.IDEE / PRESENTATION<text:tab/>2</text:a></text:p>
          <text:p text:style-name="P5"><text:a xlink:type="simple" xlink:href="#__RefHeading__117_1895447346" text:style-name="Index_20_Link" text:visited-style-name="Index_20_Link"><text:s/>II.CONTRAINTES<text:tab/>3</text:a></text:p>
          <text:p text:style-name="P6"><text:a xlink:type="simple" xlink:href="#__RefHeading__119_1895447346" text:style-name="Index_20_Link" text:visited-style-name="Index_20_Link"><text:s/>1.1.Contraintes secondaires<text:tab/>3</text:a></text:p>
          <text:p text:style-name="P7"><text:a xlink:type="simple" xlink:href="#__RefHeading__111_1895447346" text:style-name="Index_20_Link" text:visited-style-name="Index_20_Link"><text:s/>a)Sous titre contraintes secondaires <text:tab/>3</text:a></text:p>
          <text:p text:style-name="P5"><text:a xlink:type="simple" xlink:href="#__RefHeading__113_1895447346" text:style-name="Index_20_Link" text:visited-style-name="Index_20_Link"><text:s/>III.CADRRAGE / METHODOLOGIE<text:tab/>3</text:a></text:p>
          <text:p text:style-name="P6"><text:a xlink:type="simple" xlink:href="#__RefHeading__121_1895447346" text:style-name="Index_20_Link" text:visited-style-name="Index_20_Link"><text:s/>1.2.III.1 Planning prévisionnel / cadrage <text:tab/>3</text:a></text:p>
          <text:p text:style-name="P6"><text:a xlink:type="simple" xlink:href="#__RefHeading__123_1895447346" text:style-name="Index_20_Link" text:visited-style-name="Index_20_Link">III.2 Méthodologie<text:tab/>3</text:a></text:p>
          <text:p text:style-name="P7"><text:a xlink:type="simple" xlink:href="#__RefHeading__125_1895447346" text:style-name="Index_20_Link" text:visited-style-name="Index_20_Link"><text:s/>a)III.1.1 Méthodes Agiles<text:tab/>3</text:a></text:p>
          <text:p text:style-name="P7"><text:a xlink:type="simple" xlink:href="#__RefHeading__127_1895447346" text:style-name="Index_20_Link" text:visited-style-name="Index_20_Link"><text:s/>b)Organisation<text:tab/>3</text:a></text:p>
          <text:p text:style-name="P7"><text:a xlink:type="simple" xlink:href="#__RefHeading__129_1895447346" text:style-name="Index_20_Link" text:visited-style-name="Index_20_Link"><text:s/>c)Github<text:tab/>3</text:a></text:p>
          <text:p text:style-name="P7"><text:a xlink:type="simple" xlink:href="#__RefHeading__131_1895447346" text:style-name="Index_20_Link" text:visited-style-name="Index_20_Link"><text:s/>d)Linux <text:tab/>3</text:a></text:p>
          <text:p text:style-name="P6"><text:a xlink:type="simple" xlink:href="#__RefHeading__133_1895447346" text:style-name="Index_20_Link" text:visited-style-name="Index_20_Link"><text:s/>1.3.Sécifications <text:tab/>3</text:a></text:p>
          <text:p text:style-name="P7"><text:a xlink:type="simple" xlink:href="#__RefHeading__135_1895447346" text:style-name="Index_20_Link" text:visited-style-name="Index_20_Link"><text:s/>a)Signal électrique guitare<text:tab/>3</text:a></text:p>
          <text:p text:style-name="P7"><text:a xlink:type="simple" xlink:href="#__RefHeading__137_1895447346" text:style-name="Index_20_Link" text:visited-style-name="Index_20_Link"><text:s/>b)Arduino <text:tab/>3</text:a></text:p>
          <text:p text:style-name="P7"><text:a xlink:type="simple" xlink:href="#__RefHeading__139_1895447346" text:style-name="Index_20_Link" text:visited-style-name="Index_20_Link"><text:s/>c)Android<text:tab/>3</text:a></text:p>
          <text:p text:style-name="P7"><text:a xlink:type="simple" xlink:href="#__RefHeading__141_1895447346" text:style-name="Index_20_Link" text:visited-style-name="Index_20_Link"><text:s/>d)Téléphone <text:tab/>3</text:a></text:p>
          <text:p text:style-name="P7"><text:a xlink:type="simple" xlink:href="#__RefHeading__143_1895447346" text:style-name="Index_20_Link" text:visited-style-name="Index_20_Link"><text:s/>e)Qualité son sorti <text:tab/>3</text:a></text:p>
          <text:p text:style-name="P5"><text:a xlink:type="simple" xlink:href="#__RefHeading__115_1895447346" text:style-name="Index_20_Link" text:visited-style-name="Index_20_Link"><text:s/>IV.ETAPES DE REALISATION<text:tab/>3</text:a></text:p>
          <text:p text:style-name="P5"><text:a xlink:type="simple" xlink:href="#__RefHeading__145_1895447346" text:style-name="Index_20_Link" text:visited-style-name="Index_20_Link"><text:s/>V. BILAN 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698846551" text:style-name="Numbering_20_1">
        <text:list-item>
          <text:h text:style-name="P8" text:outline-level="1"><text:bookmark-start text:name="__RefHeading__105_1895447346"/>IDEE / PRESENTATION<text:bookmark-end text:name="__RefHeading__105_1895447346"/></text:h>
        </text:list-item>
      </text:list>
      <text:p text:style-name="Standard"/>
      <text:p text:style-name="P1">L'idée principale de ce projet.</text:p>
      <text:p text:style-name="Standard"/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Printf(« hello world ») ;</text:p>
            <text:p text:style-name="P3">if jfklgj</text:p>
            <text:p text:style-name="P3">lba </text:p>
            <text:p text:style-name="P3">hkhjkdfg</text:p>
            <text:p text:style-name="P3"/>
            <text:p text:style-name="P3"/>
            <text:p text:style-name="P3"/>
          </table:table-cell>
        </table:table-row>
      </table:table>
      <text:p text:style-name="P3"><text:tab/><text:tab/><text:tab/><text:tab/><text:span text:style-name="T1">Exemple présentation de code</text:span></text:p>
      <text:p text:style-name="P3"/>
      <text:p text:style-name="P2"/>
      <text:p text:style-name="Standard"/>
      <text:list xml:id="list1191354672" text:continue-numbering="true" text:style-name="Numbering_20_1">
        <text:list-item>
          <text:h text:style-name="P8" text:outline-level="1"><text:bookmark-start text:name="__RefHeading__117_1895447346"/><text:soft-page-break/>CONTRAINTES<text:bookmark-end text:name="__RefHeading__117_1895447346"/></text:h>
        </text:list-item>
      </text:list>
      <text:h text:style-name="Heading_20_2" text:outline-level="2"><text:bookmark-start text:name="__RefHeading__119_1895447346"/>Contraintes secondaires<text:bookmark-end text:name="__RefHeading__119_1895447346"/></text:h>
      <text:p text:style-name="Text_20_body"/>
      <text:h text:style-name="Heading_20_3" text:outline-level="3"><text:bookmark-start text:name="__RefHeading__111_1895447346"/>Sous titre contraintes secondaires <text:bookmark-end text:name="__RefHeading__111_1895447346"/></text:h>
      <text:p text:style-name="Text_20_body"/>
      <text:list xml:id="list2127416123" text:continue-numbering="true" text:style-name="Numbering_20_1">
        <text:list-item>
          <text:h text:style-name="P8" text:outline-level="1"><text:bookmark-start text:name="__RefHeading__113_1895447346"/>CADRRAGE / METHODOLOGIE<text:bookmark-end text:name="__RefHeading__113_1895447346"/></text:h>
        </text:list-item>
      </text:list>
      <text:h text:style-name="Heading_20_2" text:outline-level="2" text:is-list-header="true"><text:bookmark-start text:name="__RefHeading__121_1895447346"/>III.1 Planning prévisionnel / cadrage <text:bookmark-end text:name="__RefHeading__121_1895447346"/></text:h>
      <text:p text:style-name="Text_20_body">Présentation du planning initial et des dérives constatées par rapport au prévisionnel</text:p>
      <text:p text:style-name="Text_20_body"/>
      <text:list xml:id="list935520615" text:style-name="Numbering_20_2">
        <text:list-item>
          <text:list>
            <text:list-header>
              <text:h text:style-name="P10" text:outline-level="2"><text:bookmark-start text:name="__RefHeading__123_1895447346"/>III.2 Méthodologie<text:bookmark-end text:name="__RefHeading__123_1895447346"/></text:h>
            </text:list-header>
          </text:list>
        </text:list-item>
      </text:list>
      <text:h text:style-name="Heading_20_3" text:outline-level="3"><text:bookmark-start text:name="__RefHeading__125_1895447346"/><text:s/>Méthodes Agiles<text:bookmark-end text:name="__RefHeading__125_1895447346"/></text:h>
      <text:h text:style-name="Heading_20_3" text:outline-level="3"><text:bookmark-start text:name="__RefHeading__127_1895447346"/>Organisation<text:bookmark-end text:name="__RefHeading__127_1895447346"/></text:h>
      <text:h text:style-name="Heading_20_3" text:outline-level="3"><text:bookmark-start text:name="__RefHeading__129_1895447346"/>Github<text:bookmark-end text:name="__RefHeading__129_1895447346"/></text:h>
      <text:h text:style-name="Heading_20_3" text:outline-level="3"><text:bookmark-start text:name="__RefHeading__131_1895447346"/>Linux <text:bookmark-end text:name="__RefHeading__131_1895447346"/></text:h>
      <text:list xml:id="list1518413787" text:continue-numbering="true" text:style-name="Numbering_20_2">
        <text:list-item>
          <text:list>
            <text:list-item>
              <text:h text:style-name="P11" text:outline-level="2"><text:bookmark-start text:name="__RefHeading__133_1895447346"/>Sécifications <text:bookmark-end text:name="__RefHeading__133_1895447346"/></text:h>
            </text:list-item>
          </text:list>
        </text:list-item>
      </text:list>
      <text:h text:style-name="Heading_20_3" text:outline-level="3"><text:bookmark-start text:name="__RefHeading__135_1895447346"/>Signal électrique guitare<text:bookmark-end text:name="__RefHeading__135_1895447346"/></text:h>
      <text:h text:style-name="Heading_20_3" text:outline-level="3"><text:bookmark-start text:name="__RefHeading__137_1895447346"/>Arduino <text:bookmark-end text:name="__RefHeading__137_1895447346"/></text:h>
      <text:h text:style-name="Heading_20_3" text:outline-level="3"><text:bookmark-start text:name="__RefHeading__139_1895447346"/>Android<text:bookmark-end text:name="__RefHeading__139_1895447346"/></text:h>
      <text:h text:style-name="Heading_20_3" text:outline-level="3"><text:bookmark-start text:name="__RefHeading__141_1895447346"/>Téléphone <text:bookmark-end text:name="__RefHeading__141_1895447346"/></text:h>
      <text:h text:style-name="Heading_20_3" text:outline-level="3"><text:bookmark-start text:name="__RefHeading__143_1895447346"/>Qualité son sorti <text:bookmark-end text:name="__RefHeading__143_1895447346"/></text:h>
      <text:p text:style-name="Text_20_body"/>
      <text:list xml:id="list254192416" text:continue-list="list2127416123" text:style-name="Numbering_20_1">
        <text:list-item>
          <text:h text:style-name="P8" text:outline-level="1"><text:bookmark-start text:name="__RefHeading__115_1895447346"/>ETAPES DE REALISATION<text:bookmark-end text:name="__RefHeading__115_1895447346"/></text:h>
        </text:list-item>
      </text:list>
      <text:p text:style-name="Text_20_body"/>
      <text:p text:style-name="Text_20_body"/>
      <text:p text:style-name="Text_20_body"><text:soft-page-break/></text:p>
      <text:list xml:id="list1984340324" text:continue-numbering="true" text:style-name="Numbering_20_1">
        <text:list-item>
          <text:h text:style-name="P9" text:outline-level="1"><text:bookmark-start text:name="__RefHeading__145_1895447346"/><text:s/>BILAN <text:bookmark-end text:name="__RefHeading__145_1895447346"/></text:h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Charter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 text:consecutive-numbering="true">
      <text:list-level-style-number text:level="1" text:style-name="Numbering_20_Symbols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3-03-01T15:52:34</meta:creation-date>
    <dc:date>2013-03-06T21:33:36</dc:date>
    <dc:creator>th3fr33man </dc:creator>
    <meta:editing-duration>PT21M31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4" meta:paragraph-count="47" meta:word-count="151" meta:character-count="766" meta:non-whitespace-character-count="882"/>
  </office:meta>
</office:document-meta>
</file>